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turnsMocks.apply( Class &lt; ? &gt;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turnsMocks.answer( final InvocationOnMock invoc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